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DaoSupport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dbcDaoSupport.setDataSource( DataSource data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bcDaoSupport.getJdbc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aoSupport.createJdbcTemplat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aoSupport.getData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aoSupport.checkDaoConfi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dbcDaoSupport.getExceptionTrans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dbcDaoSupport.releaseConnection( Connection c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aoSupport.setJdbcTemplate( @ Nullable JdbcTemplate jdbc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bcDaoSupport.initTemplate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